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officeooo:rsid="00107132"/>
    </style:style>
    <style:style style:name="P5" style:family="paragraph" style:parent-style-name="Text_20_body">
      <style:text-properties officeooo:rsid="00107132" officeooo:paragraph-rsid="00107132"/>
    </style:style>
    <style:style style:name="P6" style:family="paragraph" style:parent-style-name="Textkörper_20_Bold">
      <style:paragraph-properties fo:margin-top="0in" fo:margin-bottom="0.0835in" style:contextual-spacing="false" fo:text-align="justify" style:justify-single-word="false" fo:padding="0in" fo:border="none" style:shadow="none"/>
      <style:text-properties fo:font-size="12pt" style:language-asian="zxx" style:country-asian="none" style:language-complex="zxx" style:country-complex="non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7.2701in" style:type="right"/>
        </style:tab-stops>
      </style:paragraph-properties>
    </style:style>
    <style:style style:name="P9" style:family="paragraph" style:parent-style-name="Contents_20_2">
      <style:paragraph-properties>
        <style:tab-stops>
          <style:tab-stop style:position="7.0736in" style:type="right"/>
        </style:tab-stops>
      </style:paragraph-properties>
    </style:style>
    <style:style style:name="P10" style:family="paragraph" style:parent-style-name="Textkörper_20_Bold">
      <style:text-properties officeooo:rsid="00107132" officeooo:paragraph-rsid="00107132"/>
    </style:style>
    <style:style style:name="P11" style:family="paragraph" style:parent-style-name="Text_20_body">
      <style:text-properties officeooo:rsid="0011942e" officeooo:paragraph-rsid="0011942e"/>
    </style:style>
    <style:style style:name="P12" style:family="paragraph" style:parent-style-name="Text_20_body" style:list-style-name="L6">
      <style:text-properties officeooo:rsid="0011942e" officeooo:paragraph-rsid="0011942e"/>
    </style:style>
    <style:style style:name="P13" style:family="paragraph" style:parent-style-name="Text_20_body" style:list-style-name="L7">
      <style:text-properties officeooo:rsid="0011942e" officeooo:paragraph-rsid="0011942e"/>
    </style:style>
    <style:style style:name="P14" style:family="paragraph" style:parent-style-name="Text_20_body" style:list-style-name="L6">
      <style:text-properties officeooo:rsid="00107132" officeooo:paragraph-rsid="00107132"/>
    </style:style>
    <style:style style:name="P15" style:family="paragraph" style:parent-style-name="Text_20_body" style:list-style-name="L7">
      <style:text-properties officeooo:rsid="00107132" officeooo:paragraph-rsid="00107132"/>
    </style:style>
    <style:style style:name="P16" style:family="paragraph" style:parent-style-name="Text_20_body" style:list-style-name="L8">
      <style:text-properties officeooo:rsid="00107132" officeooo:paragraph-rsid="00107132"/>
    </style:style>
    <style:style style:name="P17" style:family="paragraph" style:parent-style-name="Text_20_body" style:list-style-name="L9">
      <style:text-properties officeooo:rsid="00107132" officeooo:paragraph-rsid="00107132"/>
    </style:style>
    <style:style style:name="P18" style:family="paragraph" style:parent-style-name="Text_20_body" style:list-style-name="L10">
      <style:text-properties officeooo:rsid="00107132" officeooo:paragraph-rsid="00107132"/>
    </style:style>
    <style:style style:name="P19" style:family="paragraph" style:parent-style-name="Text_20_body" style:list-style-name="L13"/>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Heading_20_2">
      <style:text-properties officeooo:rsid="00107132" officeooo:paragraph-rsid="00107132"/>
    </style:style>
    <style:style style:name="P29" style:family="paragraph" style:parent-style-name="Heading_20_1">
      <style:text-properties officeooo:rsid="00107132" officeooo:paragraph-rsid="00107132"/>
    </style:style>
    <style:style style:name="P30" style:family="paragraph" style:parent-style-name="Heading_20_1">
      <style:text-properties officeooo:paragraph-rsid="00107132"/>
    </style:style>
    <style:style style:name="P31" style:family="paragraph" style:parent-style-name="Heading_20_1">
      <style:paragraph-properties fo:break-before="page"/>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1"/>
    <style:style style:name="T1" style:family="text">
      <style:text-properties fo:language="en" fo:country="US"/>
    </style:style>
    <style:style style:name="T2" style:family="text">
      <style:text-properties officeooo:rsid="0011942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5. August 2013</text:modification-date> (revision <text:editing-cycles>74</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Content</text:p>
          </text:index-title>
          <text:p text:style-name="P8"><text:a xlink:type="simple" xlink:href="#__RefHeading__332_1489308464" text:style-name="Internet_20_link" text:visited-style-name="Internet_20_link">1 User interface</text:a><text:tab/>3</text:p>
          <text:p text:style-name="P9">1.1 Start screen<text:tab/>3</text:p>
          <text:p text:style-name="P9">1.2 Load Scenario dialog<text:tab/>3</text:p>
          <text:p text:style-name="P9">1.3 Main map screen<text:tab/>3</text:p>
          <text:p text:style-name="P9">1.4 Transport dialog<text:tab/>3</text:p>
          <text:p text:style-name="P9">1.5 Industry dialog<text:tab/>4</text:p>
          <text:p text:style-name="P9">1.6 Trade dialog<text:tab/>4</text:p>
          <text:p text:style-name="P9">1.7 Statistics dialog<text:tab/>4</text:p>
          <text:p text:style-name="P9">1.8 Turn End dialog<text:tab/>4</text:p>
          <text:p text:style-name="P9">1.9 Save dialog<text:tab/>4</text:p>
          <text:p text:style-name="P9">1.10 Newspaper dialog<text:tab/>4</text:p>
          <text:p text:style-name="P9">1.11 Battles dialog<text:tab/>4</text:p>
          <text:p text:style-name="P9">1.12 Editor Screen<text:tab/>4</text:p>
          <text:p text:style-name="P9">1.13 Minor<text:tab/>4</text:p>
          <text:p text:style-name="P8"><text:a xlink:type="simple" xlink:href="#__RefHeading__655_2037416906" text:style-name="Internet_20_link" text:visited-style-name="Internet_20_link">2 Client-Server Communication</text:a><text:tab/>5</text:p>
          <text:p text:style-name="P9">2.1 Server<text:tab/>5</text:p>
          <text:p text:style-name="P9">2.2 Client<text:tab/>5</text:p>
          <text:p text:style-name="P9">2.3 Messages<text:tab/>5</text:p>
          <text:p text:style-name="P8"><text:a xlink:type="simple" xlink:href="#__RefHeading__546_862683640" text:style-name="Internet_20_link" text:visited-style-name="Internet_20_link">3 Artificial Intelligence</text:a><text:tab/>6</text:p>
          <text:p text:style-name="P9">3.1 Requirements<text:tab/>6</text:p>
          <text:p text:style-name="P9">3.2 Liquid Feedback<text:tab/>6</text:p>
          <text:p text:style-name="P8"><text:a xlink:type="simple" xlink:href="#__RefHeading__657_2037416906" text:style-name="Internet_20_link" text:visited-style-name="Internet_20_link">4 Multiplayer modes</text:a><text:tab/>7</text:p>
          <text:p text:style-name="P8"><text:a xlink:type="simple" xlink:href="#__RefHeading__405_764414512" text:style-name="Internet_20_link" text:visited-style-name="Internet_20_link">5 Programmers Guide</text:a><text:tab/>8</text:p>
          <text:p text:style-name="P9">5.1 Coding standards<text:tab/>8</text:p>
          <text:p text:style-name="P9">5.2 Challenges by topic<text:tab/>8</text:p>
          <text:p text:style-name="P9">5.3 Server/Client<text:tab/>8</text:p>
          <text:p text:style-name="P9">5.4 Load and Save<text:tab/>9</text:p>
          <text:p text:style-name="P9">5.5 Scenarios<text:tab/>9</text:p>
          <text:p text:style-name="P9">5.6 Third party libraries<text:tab/>9</text:p>
          <text:p text:style-name="P9">5.7 Similar projects<text:tab/>9</text:p>
        </text:index-body>
      </text:table-of-content>
      <text:p text:style-name="Text_20_body"/>
      <text:h text:style-name="Heading_20_1" text:outline-level="1"><text:bookmark-start text:name="__RefHeading__332_1489308464"/>User interface<text:bookmark-end text:name="__RefHeading__332_1489308464"/></text:h>
      <text:h text:style-name="Heading_20_2" text:outline-level="2">Start screen</text:h>
      <text:p text:style-name="Text_20_body">Purpose:</text:p>
      <text:list xml:id="list31433739" text:style-name="L1">
        <text:list-item>
          <text:p text:style-name="P32">New random scenario (picture of a globe)</text:p>
        </text:list-item>
        <text:list-item>
          <text:p text:style-name="P32">New historical scenario (European map)</text:p>
        </text:list-item>
        <text:list-item>
          <text:p text:style-name="P32">Load game (image of documents)</text:p>
        </text:list-item>
        <text:list-item>
          <text:p text:style-name="P32">MP joining a game (map with differently colored figure)</text:p>
        </text:list-item>
        <text:list-item>
          <text:p text:style-name="P32">Options (speech balloon with flags and names)</text:p>
        </text:list-item>
        <text:list-item>
          <text:p text:style-name="P32">Scenario-Editor (can edit every possible savegame)</text:p>
        </text:list-item>
        <text:list-item>
          <text:p text:style-name="P32">Exit (two wings of a door)</text:p>
        </text:list-item>
        <text:list-item>
          <text:p text:style-name="P32">Help/Credits (click on logo) </text:p>
        </text:list-item>
      </text:list>
      <text:p text:style-name="Text_20_body">Comments:</text:p>
      <text:list xml:id="list31441747" text:style-name="L2">
        <text:list-item>
          <text:p text:style-name="P33">Upon loading the main elements should be made visible only after a certain time, eg. fade in after 2 seconds.</text:p>
        </text:list-item>
        <text:list-item>
          <text:p text:style-name="P33">Upon change of language, the program needs to restart, need notification about it.</text:p>
        </text:list-item>
        <text:list-item>
          <text:p text:style-name="P33">We start full screen and expect at least 1024 x 768. </text:p>
        </text:list-item>
      </text:list>
      <text:h text:style-name="Heading_20_2" text:outline-level="2">Load Scenario dialog</text:h>
      <text:h text:style-name="Heading_20_2" text:outline-level="2">Main map screen</text:h>
      <text:list xml:id="list31440348" text:style-name="L3">
        <text:list-item>
          <text:p text:style-name="P34">Terrain view as background (showing provinces, units, military movements)</text:p>
        </text:list-item>
        <text:list-item>
          <text:p text:style-name="P34">One right side: mini-map</text:p>
        </text:list-item>
        <text:list-item>
          <text:p text:style-name="P34">Selected unit function box</text:p>
        </text:list-item>
        <text:list-item>
          <text:p text:style-name="P34">Menu toolbar (all the different dialogs and help)</text:p>
        </text:list-item>
      </text:list>
      <text:h text:style-name="Heading_20_2" text:outline-level="2">Transport dialog</text:h>
      <text:list xml:id="list31426833" text:style-name="L4">
        <text:list-item>
          <text:p text:style-name="P35">All, the dialogs (Transport, Industry, Trade) run in one Frame with top toolbar for other dialogs and help</text:p>
        </text:list-item>
        <text:list-item>
          <text:p text:style-name="P35">Listing for each commodity currently connected to transport network, slider bar representing the amount of each commodity to transport vs. total amount </text:p>
        </text:list-item>
      </text:list>
      <text:h text:style-name="Heading_20_2" text:outline-level="2"><text:soft-page-break/>Industry dialog</text:h>
      <text:h text:style-name="Heading_20_2" text:outline-level="2">Trade dialog</text:h>
      <text:h text:style-name="Heading_20_2" text:outline-level="2">Statistics dialog</text:h>
      <text:h text:style-name="Heading_20_2" text:outline-level="2">Turn End dialog</text:h>
      <text:h text:style-name="Heading_20_2" text:outline-level="2">Save dialog</text:h>
      <text:h text:style-name="Heading_20_2" text:outline-level="2">Newspaper dialog</text:h>
      <text:h text:style-name="Heading_20_2" text:outline-level="2">Battles dialog</text:h>
      <text:h text:style-name="Heading_20_2" text:outline-level="2">Editor Screen</text:h>
      <text:h text:style-name="Heading_20_2" text:outline-level="2">Minor</text:h>
      <text:list xml:id="list31419189" text:style-name="L5">
        <text:list-item>
          <text:p text:style-name="P36">There will be a real time clock in one corner of the screen, can be turned off in the options </text:p>
        </text:list-item>
        <text:list-item>
          <text:p text:style-name="P36">Do we want to have customized mouse cursors? Easy to implement, but is there any real benefit? Mouse cursors should indicate possible actions.</text:p>
        </text:list-item>
        <text:list-item>
          <text:p text:style-name="P36">Savegames should have a screen shown always.</text:p>
        </text:list-item>
        <text:list-item>
          <text:p text:style-name="P36">Inbuilt functionality to make screenshots.</text:p>
        </text:list-item>
      </text:list>
      <text:h text:style-name="P29" text:outline-level="1"><text:bookmark-start text:name="__RefHeading__655_2037416906"/>Client-Server Communication<text:bookmark-end text:name="__RefHeading__655_2037416906"/></text:h>
      <text:p text:style-name="P5">The idea is to use a thin client, that has little to no knowledge about the game mechanics. Communication with the server is via TCP and messages. Messages are simple data structures that are being sent between client and server. They can also be seen as updates or events. The underlying library (kryonet) uses non-blocking transfer and serializes/deserializes the messages. Internally messages might be funneled into a chain of handlers.</text:p>
      <text:p text:style-name="P5"/>
      <text:p text:style-name="P11">The server listens on a port, each client is connected to the server by a connection. However clients could be disconnect(ed) during the process, so we must allow re-connection. For details see below.</text:p>
      <text:h text:style-name="P28" text:outline-level="2">Server</text:h>
      <text:list xml:id="list31415539" text:style-name="L6">
        <text:list-item>
          <text:p text:style-name="P14">Upon start the server binds to a port, then listens for incoming connections.</text:p>
        </text:list-item>
        <text:list-item>
          <text:p text:style-name="P14">Every new connection create a new ClientState object, immediately a AM.Validate message is send.</text:p>
        </text:list-item>
        <text:list-item>
          <text:p text:style-name="P14">State is Invalid until a TM.Version message arrives.</text:p>
        </text:list-item>
        <text:list-item>
          <text:p text:style-name="P14">If this message contains the right string, state changes to Valid, otherwise disconnect, send TM.Error message before</text:p>
        </text:list-item>
        <text:list-item>
          <text:p text:style-name="P14">Waits for TM.Register message <text:span text:style-name="T2">or for NM.ID message.</text:span></text:p>
        </text:list-item>
        <text:list-item>
          <text:p text:style-name="P12">If TM.Register message arrives, change status to Registered, create new ID and return NM.ID message.</text:p>
        </text:list-item>
        <text:list-item>
          <text:p text:style-name="P12">If NM.ID message arrives, look up if there is other Client in state Disconnected with same ID and change this other client to connected with the actual connection. If there isn't another client, send TM.Error message and disconnect.</text:p>
        </text:list-item>
        <text:list-item>
          <text:p text:style-name="P12">If status is registered, </text:p>
        </text:list-item>
      </text:list>
      <text:h text:style-name="P28" text:outline-level="2">Client</text:h>
      <text:p text:style-name="P5"/>
      <text:p text:style-name="P10">Enum: Client States</text:p>
      <text:list xml:id="list31446260" text:style-name="L7">
        <text:list-item>
          <text:p text:style-name="P15">Invalid: has not sent a correct version</text:p>
        </text:list-item>
        <text:list-item>
          <text:p text:style-name="P15">Valid: is client of the same version</text:p>
        </text:list-item>
        <text:list-item>
          <text:p text:style-name="P13">Registered</text:p>
        </text:list-item>
      </text:list>
      <text:h text:style-name="P28" text:outline-level="2">Messages</text:h>
      <text:p text:style-name="P5">List of all messages:</text:p>
      <text:p text:style-name="P5"/>
      <text:p text:style-name="P4">ActionMessage (AM)</text:p>
      <text:list xml:id="list31425608" text:style-name="L8">
        <text:list-item>
          <text:p text:style-name="P16">Enum: Validate, Register</text:p>
        </text:list-item>
      </text:list>
      <text:p text:style-name="P5"/>
      <text:p text:style-name="P5">TextMessage (TM)</text:p>
      <text:list xml:id="list31421302" text:style-name="L9">
        <text:list-item>
          <text:p text:style-name="P17">String: text</text:p>
        </text:list-item>
        <text:list-item>
          <text:p text:style-name="P17"><text:soft-page-break/>Enum Type: Version, Error, ClientName</text:p>
        </text:list-item>
      </text:list>
      <text:p text:style-name="P5"/>
      <text:p text:style-name="P5">NumberMessage (NM)</text:p>
      <text:list xml:id="list31433947" text:style-name="L10">
        <text:list-item>
          <text:p text:style-name="P18">int: number</text:p>
        </text:list-item>
        <text:list-item>
          <text:p text:style-name="P18">Enum Type: ID</text:p>
        </text:list-item>
      </text:list>
      <text:h text:style-name="P30" text:outline-level="1"><text:bookmark-start text:name="__RefHeading__546_862683640"/>Artificial Intelligence<text:bookmark-end text:name="__RefHeading__546_862683640"/></text:h>
      <text:h text:style-name="Heading_20_2" text:outline-level="2">Requirements</text:h>
      <text:list xml:id="list31420558" text:style-name="L11">
        <text:list-item>
          <text:p text:style-name="P37">Should have optional a personal flavor for each grand nation, definable by some sort of sliders (peacefulness, greediness, ...) </text:p>
        </text:list-item>
        <text:list-item>
          <text:p text:style-name="P37">Should have aims/goals like assimilation in X years, war in Y years and act according to these goals but also redefine them from time to time</text:p>
        </text:list-item>
        <text:list-item>
          <text:p text:style-name="P37">free parameters not determined by the goals are maximized for certain general criteria (money, military, industry)</text:p>
        </text:list-item>
        <text:list-item>
          <text:p text:style-name="P37">Military AI: takes roles (defender, attacker) but never defends completely, always at least tries to counter-attack</text:p>
        </text:list-item>
        <text:list-item>
          <text:p text:style-name="P37">Military AI: single provinces: rather defend (aggressive, cautious), rather attack(aggressive, cautious)</text:p>
        </text:list-item>
        <text:list-item>
          <text:p text:style-name="P37">Declare War, Beg for Peace and then shortly after Declare Ware again without rebuilding phase – this should not happen!</text:p>
        </text:list-item>
        <text:list-item>
          <text:p text:style-name="P37">As a inferior Nation an A.I should basically try to not attack meaningless but also not give in. Just concentrate on defending and surviving.</text:p>
        </text:list-item>
      </text:list>
      <text:h text:style-name="Heading_20_2" text:outline-level="2">Liquid Feedback</text:h>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1430590" text:style-name="L12">
        <text:list-item>
          <text:p text:style-name="P38">Improve AI performance</text:p>
        </text:list-item>
        <text:list-item>
          <text:p text:style-name="P38">Find optimal parameters (preferences) depending on country and starting value</text:p>
        </text:list-item>
        <text:list-item>
          <text:p text:style-name="P38">Get fast feedback on new algorithms.</text:p>
        </text:list-item>
      </text:list>
      <text:h text:style-name="Heading_20_1" text:outline-level="1"><text:bookmark-start text:name="__RefHeading__657_2037416906"/>Multiplayer modes<text:bookmark-end text:name="__RefHeading__657_2037416906"/></text:h>
      <text:p text:style-name="Text_20_body">Requirements</text:p>
      <text:list xml:id="list31442302" text:style-name="L13">
        <text:list-item>
          <text:p text:style-name="P19">Soft time constraint (like a game clock that gets added a fixed amount for each turn)</text:p>
        </text:list-item>
        <text:list-item>
          <text:p text:style-name="P19">Slow mode like one turn per day (but how is tactical battle then incorporated?)</text:p>
        </text:list-item>
      </text:list>
      <text:h text:style-name="P31" text:outline-level="1"><text:bookmark-start text:name="__RefHeading__405_764414512"/>Programmers Guide<text:bookmark-end text:name="__RefHeading__405_764414512"/></text:h>
      <text:p text:style-name="Text_20_body">Aim is to make is as customizable as possible with a simple mod structure. Even the main scenario should be seen as a mod.</text:p>
      <text:h text:style-name="Heading_20_2" text:outline-level="2">Coding standards</text:h>
      <text:p text:style-name="Text_20_body">For now as unordered list:</text:p>
      <text:list xml:id="list31443905" text:style-name="L14">
        <text:list-item>
          <text:p text:style-name="P39">Each (significant) submission will be reviewed by another team member who might modify it further.</text:p>
        </text:list-item>
        <text:list-item>
          <text:p text:style-name="P39">Tests have to be programmed for all major parts. Tests have to be performed regularly. (Jenkins/before submitting)</text:p>
        </text:list-item>
        <text:list-item>
          <text:p text:style-name="P39">Code that does not compile should never be submitted.</text:p>
        </text:list-item>
        <text:list-item>
          <text:p text:style-name="P39">Javadoc has to be added for all methods/classes/interfaces at submission level. At the latest when the class has matured extensive documentation is a must.</text:p>
        </text:list-item>
        <text:list-item>
          <text:p text:style-name="P39">Always add the GPLv3+ header to new files. Also add name and creation year. They indicate your consent to the open source license.</text:p>
        </text:list-item>
        <text:list-item>
          <text:p text:style-name="P39">A task driven development (using a Kanban board or similar) with short tasks (minutes to one hour) is preferred.</text:p>
        </text:list-item>
        <text:list-item>
          <text:p text:style-name="P39">If chats are conducted, the log will be archived online. Any private information will be deleted before.</text:p>
        </text:list-item>
        <text:list-item>
          <text:p text:style-name="P39">Everything is conducted in the most simple and straightforward way. If a well supported/mature library is available, which is not too complex or overpowered on it's own, we will always prefer it to coding self.</text:p>
        </text:list-item>
        <text:list-item>
          <text:p text:style-name="P39">Minor tasks will have minor priority. Top priority is always to make the game running, everything else comes later.</text:p>
        </text:list-item>
        <text:list-item>
          <text:p text:style-name="P39">We will not sacrifice clarity for a fast hack. A hack that works somehow but cannot be sufficiently explained or a hack that requires cumbersome or unmotivated modifications should be rejected and the code should be redesigned instead. </text:p>
        </text:list-item>
      </text:list>
      <text:h text:style-name="Heading_20_2" text:outline-level="2">Challenges by topic</text:h>
      <text:list xml:id="list31415848" text:style-name="L15">
        <text:list-item>
          <text:p text:style-name="P40">Tile surveying</text:p>
        </text:list-item>
        <text:list-item>
          <text:p text:style-name="P40">Specialist movement and actions: tile improvement</text:p>
        </text:list-item>
        <text:list-item>
          <text:p text:style-name="P40">Railroad connection test, collection of resources</text:p>
        </text:list-item>
        <text:list-item>
          <text:p text:style-name="P40">Manufacturing of materials</text:p>
        </text:list-item>
        <text:list-item>
          <text:p text:style-name="P40">Military movement</text:p>
        </text:list-item>
        <text:list-item>
          <text:p text:style-name="P40">Help with crashes (auto send?)</text:p>
        </text:list-item>
      </text:list>
      <text:h text:style-name="Heading_20_2" text:outline-level="2">Server/Client</text:h>
      <text:list xml:id="list31423583" text:style-name="L16">
        <text:list-item>
          <text:p text:style-name="P20">We will employ it, just because it will enable Multiplayer easily and because I want to learn it</text:p>
        </text:list-item>
        <text:list-item>
          <text:p text:style-name="P20">We will employ <text:a xlink:type="simple" xlink:href="http://www.ibm.com/developerworks/java/library/j-tcf1/">Thin Client Framework</text:a> to realize communication between Server and Client</text:p>
        </text:list-item>
        <text:list-item>
          <text:p text:style-name="P20">We will make sure we constantly monitor the quality of the connection between client and server.</text:p>
        </text:list-item>
        <text:list-item>
          <text:p text:style-name="P20">Also the server will have a GUI for monitoring it's status, etc.</text:p>
        </text:list-item>
      </text:list>
      <text:p text:style-name="Textkörper_20_Bold">Server</text:p>
      <text:list xml:id="list31429289" text:style-name="L17">
        <text:list-item>
          <text:p text:style-name="P21"><text:soft-page-break/>Scenario rules (HashMap, read-only)</text:p>
        </text:list-item>
        <text:list-item>
          <text:p text:style-name="P21">Nation properties (HashMap, change value but not adding new values)</text:p>
        </text:list-item>
        <text:list-item>
          <text:p text:style-name="P21">Event: change properties: "key" new value</text:p>
        </text:list-item>
      </text:list>
      <text:p text:style-name="P6">Client</text:p>
      <text:list xml:id="list31418730" text:style-name="L18">
        <text:list-item>
          <text:p text:style-name="P22">We could also have a HTML 5 client, but the flexiblity of the GUI (dialogs, ...) is not yet high enough</text:p>
        </text:list-item>
      </text:list>
      <text:h text:style-name="Heading_20_2" text:outline-level="2">Load and Save</text:h>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31429371" text:style-name="L19">
        <text:list-item>
          <text:p text:style-name="P41">Player nation</text:p>
        </text:list-item>
        <text:list-item>
          <text:p text:style-name="P41">Difficulty level of AI opponents </text:p>
        </text:list-item>
      </text:list>
      <text:h text:style-name="Heading_20_2" text:outline-level="2">Scenarios</text:h>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Scenario parameters</text:p>
      <text:list xml:id="list31415487" text:style-name="L20">
        <text:list-item>
          <text:p text:style-name="P42">Name of scenario</text:p>
        </text:list-item>
        <text:list-item>
          <text:p text:style-name="P42">Description of scenario</text:p>
        </text:list-item>
        <text:list-item>
          <text:p text:style-name="P42">Date (year, season), Turns, ...</text:p>
        </text:list-item>
        <text:list-item>
          <text:p text:style-name="P42">Map (see Map parameters)</text:p>
        </text:list-item>
        <text:list-item>
          <text:p text:style-name="P42">Major country description</text:p>
        </text:list-item>
        <text:list-item>
          <text:p text:style-name="P42">State of industry, work force, army, specialists for each country</text:p>
        </text:list-item>
        <text:list-item>
          <text:p text:style-name="P42">State of research, diplomatic relations, gold for each country </text:p>
        </text:list-item>
      </text:list>
      <text:p text:style-name="Text_20_body">Map parameters</text:p>
      <text:list xml:id="list31423560" text:style-name="L21">
        <text:list-item>
          <text:p text:style-name="P43">Name</text:p>
        </text:list-item>
        <text:list-item>
          <text:p text:style-name="P43">Size</text:p>
        </text:list-item>
        <text:list-item>
          <text:p text:style-name="P43">Distribution of terrain, resources, infrastructure</text:p>
        </text:list-item>
        <text:list-item>
          <text:p text:style-name="P43">Borders, Provinces, Name of provinces</text:p>
        </text:list-item>
        <text:list-item>
          <text:p text:style-name="P43">Countries (Major, Minor) </text:p>
        </text:list-item>
      </text:list>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h text:style-name="Heading_20_2" text:outline-level="2">Similar projects</text:h>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Megamek</text:a></text:p>
      <text:list xml:id="list31422132" text:style-name="L22">
        <text:list-item>
          <text:p text:style-name="P23">Used libraries: Java 3D (<text:a xlink:type="simple" xlink:href="http://java.net/projects/j3d-core">core</text:a>, utils), <text:a xlink:type="simple" xlink:href="http://catcode.com/pngencoder/">pngencoder</text:a>, <text:a xlink:type="simple" xlink:href="http://java.net/projects/vecmath">vecmath</text:a>, <text:a xlink:type="simple" xlink:href="http://math.nist.gov/~BMiller/java/#TabPanel">TabPanel</text:a>, <text:a xlink:type="simple" xlink:href="http://ostermiller.org/utils/">OsterMiller</text:a></text:p>
        </text:list-item>
        <text:list-item>
          <text:p text:style-name="P23"><text:soft-page-break/>Uses <text:a xlink:type="simple" xlink:href="http://launch4j.sourceforge.net/">launch4j</text:a></text:p>
        </text:list-item>
        <text:list-item>
          <text:p text:style-name="P23">Nice distinction into client, common, server</text:p>
        </text:list-item>
        <text:list-item>
          <text:p text:style-name="P23">Server with 1.1Mb server.java monster file (27k lines)</text:p>
        </text:list-item>
      </text:list>
      <text:p text:style-name="Textkörper_20_Bold"><text:a xlink:type="simple" xlink:href="http://www.freecol.org/">FreeCol</text:a></text:p>
      <text:list xml:id="list31444485" text:style-name="L23">
        <text:list-item>
          <text:p text:style-name="P24">Used libraries: Jogg/Jorbis/Tritonus/VorbisSPI, <text:a xlink:type="simple" xlink:href="http://www.miglayout.com/">MigLayout</text:a>, Media player <text:a xlink:type="simple" xlink:href="http://theora.org/cortado/">cortado</text:a>, Apache commons (<text:a xlink:type="simple" xlink:href="http://commons.apache.org/cli/">cli</text:a>), XML processor <text:a xlink:type="simple" xlink:href="http://woodstox.codehaus.org/">Woodstox</text:a></text:p>
        </text:list-item>
        <text:list-item>
          <text:p text:style-name="P24">Uses schemas(xsd) extensively to validate XML</text:p>
        </text:list-item>
        <text:list-item>
          <text:p text:style-name="P24">Nice separation into client, server and common/model and client into gui, networking...</text:p>
        </text:list-item>
        <text:list-item>
          <text:p text:style-name="P24">Uses PLAF to extend Metal LAF</text:p>
        </text:list-item>
        <text:list-item>
          <text:p text:style-name="P24">If I am not mistaken, sends XML over network to realize communication</text:p>
        </text:list-item>
        <text:list-item>
          <text:p text:style-name="P24">AI has goals and missions, units are attached to goals</text:p>
        </text:list-item>
      </text:list>
      <text:p text:style-name="Textkörper_20_Bold"><text:a xlink:type="simple" xlink:href="http://triplea.sourceforge.net/mywiki">TripleA</text:a></text:p>
      <text:list xml:id="list31440704" text:style-name="L24">
        <text:list-item>
          <text:p text:style-name="P25">Used libraries: Swing look and feel (<text:a xlink:type="simple" xlink:href="http://java.net/projects/substance">substance</text:a>), <text:a xlink:type="simple" xlink:href="http://www.oracle.com/technetwork/java/javamail/index.html">JavaMail</text:a>, <text:a xlink:type="simple" xlink:href="http://db.apache.org/derby/index.html">Derby</text:a> database, Beans <text:a xlink:type="simple" xlink:href="http://www.oracle.com/technetwork/java/jaf11-139815.html">activation</text:a>, various apache <text:a xlink:type="simple" xlink:href="http://commons.apache.org/">commons</text:a> (codec, httpclient, logging)</text:p>
        </text:list-item>
        <text:list-item>
          <text:p text:style-name="P25">Extended code base but sparsely commented</text:p>
        </text:list-item>
        <text:list-item>
          <text:p text:style-name="P25">Mac specific code (about dialog position, shutdown handler)</text:p>
        </text:list-item>
        <text:list-item>
          <text:p text:style-name="P25">Sophisticated random generator, against cheating (shared algorithm between different users)</text:p>
        </text:list-item>
        <text:list-item>
          <text:p text:style-name="P25">400kb StrongAI.java code monster</text:p>
        </text:list-item>
        <text:list-item>
          <text:p text:style-name="P25">Global game object and Player set</text:p>
        </text:list-item>
      </text:list>
      <text:p text:style-name="Textkörper_20_Bold"><text:a xlink:type="simple" xlink:href="http://code.google.com/p/open-ig/">OpenIG</text:a></text:p>
      <text:list xml:id="list31417653" text:style-name="L25">
        <text:list-item>
          <text:p text:style-name="P26">Comes with installer as jar.</text:p>
        </text:list-item>
        <text:list-item>
          <text:p text:style-name="P26">Uses often GroupLayout and Swing.</text:p>
        </text:list-item>
        <text:list-item>
          <text:p text:style-name="P26">XML input/output with custom element model and javax.xml.stream.</text:p>
        </text:list-item>
        <text:list-item>
          <text:p text:style-name="P26">Custom mission scripting in java extending a class that can manipulate data.</text:p>
        </text:list-item>
        <text:list-item>
          <text:p text:style-name="P26">Used libraries: JCraft Jogg/Jorbis</text:p>
        </text:list-item>
        <text:list-item>
          <text:p text:style-name="P26">Subtitles for cut scenes</text:p>
        </text:list-item>
        <text:list-item>
          <text:p text:style-name="P26">Packages model and design and ui(screens, gfx, editors) all hardcoded in java</text:p>
        </text:list-item>
      </text:list>
      <text:p text:style-name="Textkörper_20_Bold"><text:a xlink:type="simple" xlink:href="http://sourceforge.net/apps/mediawiki/freelords/index.php?title=Main_Page">FreeLords</text:a></text:p>
      <text:list xml:id="list31434968" text:style-name="L26">
        <text:list-item>
          <text:p text:style-name="P27">Used libraries <text:a xlink:type="simple" xlink:href="http://code.google.com/p/kryonet/">kryonet</text:a>, <text:a xlink:type="simple" xlink:href="http://balloontip.java.net/">baloontip</text:a>, <text:a xlink:type="simple" xlink:href="http://www.slf4j.org/">slf logging</text:a>, JCraft Jogg/Jorbis, org-openide-filesystems/util/util-lookup (found in netbeans)</text:p>
        </text:list-item>
        <text:list-item>
          <text:p text:style-name="P27">subfolder exception in each package that has special exceptions</text:p>
        </text:list-item>
        <text:list-item>
          <text:p text:style-name="P27">XML input/output using jaxb</text:p>
        </text:list-item>
      </text:list>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2362in" fo:margin-bottom="0.1575in" style:contextual-spacing="false"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65in" fo:margin-bottom="0.1575in" style:contextual-spacing="false"/>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fo:font-style="italic"/>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paragraph-properties fo:margin-top="0.0783in" fo:margin-bottom="0.1575in" style:contextual-spacing="false"/>
      <style:text-properties fo:font-size="12pt"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28M25S</meta:editing-duration>
    <meta:editing-cycles>74</meta:editing-cycles>
    <meta:generator>LibreOffice/3.6$Windows_x86 LibreOffice_project/e29a214-2bbed72-0621de6-a97528c-8f066d</meta:generator>
    <dc:title>Manual for JLokalize 1.1</dc:title>
    <meta:initial-creator>Jan Keller</meta:initial-creator>
    <dc:date>2013-08-15T11:35:52.97</dc:date>
    <meta:document-statistic meta:table-count="0" meta:image-count="0" meta:object-count="0" meta:page-count="11" meta:paragraph-count="213" meta:word-count="1851" meta:character-count="11076" meta:non-whitespace-character-count="9571"/>
    <meta:user-defined meta:name="Info 1"/>
    <meta:user-defined meta:name="Info 2"/>
    <meta:user-defined meta:name="Info 3"/>
    <meta:user-defined meta:name="Info 4"/>
  </office:meta>
</office:document-meta>
</file>